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9.925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7.659cm"/>
    </style:style>
    <style:style style:name="co7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office:value-type="string">
            <text:p>ARTIKAL_ID</text:p>
          </table:table-cell>
          <table:table-cell office:value-type="string">
            <text:p>ARTIKAL_NAZIV</text:p>
          </table:table-cell>
          <table:table-cell office:value-type="string">
            <text:p>GRUPA</text:p>
          </table:table-cell>
          <table:table-cell office:value-type="string">
            <text:p>VRIJEDNOST_ATRIBUTA_GRUPE</text:p>
          </table:table-cell>
          <table:table-cell office:value-type="string">
            <text:p>DODATNA_OPERACIJA_OPIS</text:p>
          </table:table-cell>
          <table:table-cell office:value-type="string">
            <text:p>ATRIBUTI_DODATNE_OPERACIJE_OPIS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klo Low-E 6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klo Low-E 6mm kaljena prednja strana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4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klo float clear 4 mm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tancer 12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tancer 12 mm aluminijski</text:p>
          </table:table-cell>
          <table:table-cell office:value-type="string">
            <text:p>distancer</text:p>
          </table:table-cell>
          <table:table-cell office:value-type="string">
            <text:p>12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Lamistal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klo Lamistal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Lamistal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8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klo Lamistal 8mm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distancer</text:p>
          </table:table-cell>
          <table:table-cell office:value-type="string">
            <text:p>12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ancer 8 mm aluminijski</text:p>
          </table:table-cell>
          <table:table-cell office:value-type="string">
            <text:p>distancer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ancer 8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stancer 10 mm aluminijski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stancer 10 mm aluminijski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klo float clear 6 mm, busenje rupa za bravu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8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float clear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dekorativno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10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distancer</text:p>
          </table:table-cell>
          <table:table-cell office:value-type="string">
            <text:p>aluminij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kalj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Low-E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6</text:p>
          </table:table-cell>
          <table:table-cell office:value-type="string">
            <text:p>brusenj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staklo</text:p>
          </table:table-cell>
          <table:table-cell office:value-type="string">
            <text:p>zastitno</text:p>
          </table:table-cell>
          <table:table-cell office:value-type="string">
            <text:p>brusenje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0">2006.10.30</text:date>, <text:time>11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1:30:11</meta:creation-date>
    <dc:date>2006-10-30T11:31:05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38"/>
  </office:meta>
</office:document-meta>
</file>